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How does the brain learn cue-pain relations?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ro<text:tab/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5T14:06:09.316677203</meta:creation-date>
    <dc:date>2024-02-06T16:01:11.086071813</dc:date>
    <meta:editing-duration>P1DT1H44M51S</meta:editing-duration>
    <meta:editing-cycles>1</meta:editing-cycles>
    <meta:document-statistic meta:object-count="29"/>
    <meta:generator>LibreOffice/7.3.7.2$Linux_X86_64 LibreOffice_project/30$Build-2</meta:generator>
  </office:meta>
</office:document-meta>
</file>